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number-columns-repeated="6" table:default-cell-style-name="ce2"/>
        <table:table-row table:style-name="ro1">
          <table:table-cell table:style-name="ce1" office:value-type="string" calcext:value-type="string">
            <text:p>Opponent</text:p>
          </table:table-cell>
          <table:table-cell table:style-name="ce1" office:value-type="string" calcext:value-type="string">
            <text:p>W/L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ompetition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Year</text:p>
          </table:table-cell>
        </table:table-row>
        <table:table-row table:style-name="ro2">
          <table:table-cell office:value-type="string" calcext:value-type="string">
            <text:p><text:a xlink:href="http://www.bjjheroes.com/?p=112" xlink:type="simple">Demian Mai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Team Nationals</text:p>
          </table:table-cell>
          <table:table-cell office:value-type="string" calcext:value-type="string">
            <text:p>O88KG</text:p>
          </table:table-cell>
          <table:table-cell office:value-type="string" calcext:value-type="string">
            <text:p>1/4F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<text:a xlink:href="http://www.bjjheroes.com/?p=232" xlink:type="simple">Mario Sperry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5x0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R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<text:a xlink:href="http://www.bjjheroes.com/?p=1817" xlink:type="simple">Rigan Machad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1/4F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Olav Eine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SF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<text:a xlink:href="http://www.bjjheroes.com/?p=84" xlink:type="simple">Alexandre Ribeir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3x0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3PLC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Adriano Camoles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3592" xlink:type="simple">Triangle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Marcos Vall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2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<text:a xlink:href="http://www.bjjheroes.com/?p=3099" xlink:type="simple">Marcio Corlet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feree Decision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<text:a xlink:href="http://www.bjjheroes.com/?p=9" xlink:type="simple">Marcio Cruz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3x0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Ricardo Franc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R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<text:a xlink:href="http://www.bjjheroes.com/?p=384" xlink:type="simple">Roberto Tozi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SF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<text:a xlink:href="http://www.bjjheroes.com/?p=559" xlink:type="simple">Rodrigo Comprid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302" xlink:type="simple">RNC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Leo Ramo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Roberto Agnes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<text:a xlink:href="http://www.bjjheroes.com/?p=16" xlink:type="simple">Marcelo Garci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8x2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<text:a xlink:href="http://www.bjjheroes.com/?p=437" xlink:type="simple">Fernando Terere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<text:a xlink:href="http://www.bjjheroes.com/?p=117" xlink:type="simple">Ronaldo Souza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4x2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<text:a xlink:href="http://www.bjjheroes.com/?p=224" xlink:type="simple">Roberto Abreu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hoke</text:p>
          </table:table-cell>
          <table:table-cell office:value-type="string" calcext:value-type="string">
            <text:p>European Ope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<text:a xlink:href="http://www.bjjheroes.com/?p=1403" xlink:type="simple">Fernando Pier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raight armlock</text:p>
          </table:table-cell>
          <table:table-cell office:value-type="string" calcext:value-type="string">
            <text:p>European Ope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<text:a xlink:href="http://www.bjjheroes.com/?p=117" xlink:type="simple">Ronaldo Souz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European Ope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562" xlink:type="simple">Eduardo Telle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1/4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84" xlink:type="simple">Alexandre Ribeir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302" xlink:type="simple">RNC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S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. Cacarec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erbal tap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Justin Garc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302" xlink:type="simple">RNC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99KG</text:p>
          </table:table-cell>
          <table:table-cell office:value-type="string" calcext:value-type="string">
            <text:p>R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1319" xlink:type="simple">Shinya Aoki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759" xlink:type="simple">Botinha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573" xlink:type="simple">Fabricio Werdum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302" xlink:type="simple">RNC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84" xlink:type="simple">Alexandre Ribeir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302" xlink:type="simple">RNC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117" xlink:type="simple">Ronaldo Souz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302" xlink:type="simple">RNC</text:a>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537" xlink:type="simple">Thiago Borge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R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86" xlink:type="simple">Fernando Margarid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S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84" xlink:type="simple">Alexandre Ribeir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12x2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1403" xlink:type="simple">Fernando Pier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Robert Oliveir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2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Fernando Marque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481" xlink:type="simple">Saulo Ribeir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117" xlink:type="simple">Ronaldo Souza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2x0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<text:a xlink:href="http://www.bjjheroes.com/?p=84" xlink:type="simple">Alexandre Ribeiro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0x0, Adv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T. Ga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://www.bjjheroes.com/?p=733" xlink:type="simple">Vinny Magalhae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://www.bjjheroes.com/?p=576" xlink:type="simple">Rafael Lovat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://www.bjjheroes.com/?p=84" xlink:type="simple">Alexandre Ribeir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3592" xlink:type="simple">Triangle</text:a></text:p>
          </table:table-cell>
          <table:table-cell office:value-type="string" calcext:value-type="string">
            <text:p>Pan America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Pedro Schmal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1/4F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://www.bjjheroes.com/?p=559" xlink:type="simple">Rodrigo Comprid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SF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<text:a xlink:href="http://www.bjjheroes.com/?p=378" xlink:type="simple">Robert Drysdale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k. f/ mount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Zumbi Machad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://www.bjjheroes.com/?p=543" xlink:type="simple">Rodrigo Cavac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://www.bjjheroes.com/?p=16" xlink:type="simple">Marcelo Garci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://www.bjjheroes.com/?p=84" xlink:type="simple">Alexandre Ribeiro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4x4, Adv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Jon Einem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5x0</text:p>
          </table:table-cell>
          <table:table-cell office:value-type="string" calcext:value-type="string">
            <text:p>ADCC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PF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Tim Carpent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R1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Adriano Camoles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1/4F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://www.bjjheroes.com/?p=559" xlink:type="simple">Rodrigo Comprid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SF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://www.bjjheroes.com/?p=378" xlink:type="simple">Robert Drysdale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://www.bjjheroes.com/?p=543" xlink:type="simple">Rodrigo Cavac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://www.bjjheroes.com/?p=86" xlink:type="simple">Fernando Margarid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9x5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://www.bjjheroes.com/?p=378" xlink:type="simple">Robert Drysdale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://www.bjjheroes.com/?p=320" xlink:type="simple">Romulo Barral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://www.bjjheroes.com/?p=543" xlink:type="simple">Rodrigo Cavac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O100KG</text:p>
          </table:table-cell>
          <table:table-cell office:value-type="string" calcext:value-type="string">
            <text:p>R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<text:a xlink:href="http://www.bjjheroes.com/?p=6170" xlink:type="simple">Luigi Mondelli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O100KG</text:p>
          </table:table-cell>
          <table:table-cell office:value-type="string" calcext:value-type="string">
            <text:p>1/4F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<text:a xlink:href="http://www.bjjheroes.com/?p=562" xlink:type="simple">Eduardo Telle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0x0, Adv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O100KG</text:p>
          </table:table-cell>
          <table:table-cell office:value-type="string" calcext:value-type="string">
            <text:p>SF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<text:a xlink:href="http://www.bjjheroes.com/?p=886" xlink:type="simple">Leonardo Leite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O100KG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Paul Halm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<text:a xlink:href="http://www.bjjheroes.com/?p=7171" xlink:type="simple">Tiago Pereir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<text:a xlink:href="http://www.bjjheroes.com/?p=449" xlink:type="simple">Alexandre Souz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<text:a xlink:href="http://www.bjjheroes.com/?p=144" xlink:type="simple">Andre Galva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12x0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<text:a xlink:href="http://www.bjjheroes.com/?p=84" xlink:type="simple">Alexandre Ribeiro</text:a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s: 4x2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<text:a xlink:href="http://www.bjjheroes.com/?p=637" xlink:type="simple">Bruno Basto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1/4F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<text:a xlink:href="http://www.bjjheroes.com/?p=425" xlink:type="simple">Bernardo Fari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658" xlink:type="simple">Ezekiel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SF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<text:a xlink:href="http://www.bjjheroes.com/?p=331" xlink:type="simple">Ricardo Abreu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4658" xlink:type="simple">Ezekiel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<text:a xlink:href="http://www.bjjheroes.com/?p=576" xlink:type="simple">Rafael Lovat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<text:a xlink:href="http://www.bjjheroes.com/?p=410" xlink:type="simple">Claudio Calasan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<text:a xlink:href="http://www.bjjheroes.com/?p=320" xlink:type="simple">Romulo Barral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 choke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Luiz Fernand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R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<text:a xlink:href="http://www.bjjheroes.com/?p=637" xlink:type="simple">Bruno Basto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1/4F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Walter Vida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1/4F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<text:a xlink:href="http://www.bjjheroes.com/?p=637" xlink:type="simple">Bruno Basto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SF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<text:a xlink:href="http://www.bjjheroes.com/?p=331" xlink:type="simple">Ricardo Abreu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s: 13x2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F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Frost Murph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Diego Herzo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<text:a xlink:href="http://www.bjjheroes.com/?p=477" xlink:type="simple">Tarsis Humphreys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/4F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<text:a xlink:href="http://www.bjjheroes.com/?p=543" xlink:type="simple">Rodrigo Cavaca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6332" xlink:type="simple">Choke from back</text:a></text:p>
          </table:table-cell>
          <table:table-cell office:value-type="string" calcext:value-type="string">
            <text:p>World Champ.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F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<text:a xlink:href="http://www.bjjheroes.com/?p=984" xlink:type="simple">Marcus Almeida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tamoris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PF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<text:a xlink:href="http://www.bjjheroes.com/?p=559" xlink:type="simple">Rodrigo Comprido</text:a>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www.bjjheroes.com/?p=5463" xlink:type="simple">Armbar</text:a></text:p>
          </table:table-cell>
          <table:table-cell office:value-type="string" calcext:value-type="string">
            <text:p>UFC Expo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PF</text:p>
          </table:table-cell>
          <table:table-cell office:value-type="float" office:value="2015" calcext:value-type="float">
            <text:p>2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19:59.940000000</meta:creation-date>
    <dc:date>2016-11-05T19:20:24.363000000</dc:date>
    <meta:editing-duration>PT27S</meta:editing-duration>
    <meta:editing-cycles>1</meta:editing-cycles>
    <meta:document-statistic meta:table-count="1" meta:cell-count="588" meta:object-count="0"/>
    <meta:generator>LibreOffice/5.0.6.3$Windows_X86_64 LibreOffice_project/490fc03b25318460cfc54456516ea2519c11d1aa</meta:generator>
  </office:meta>
</office:document-meta>
</file>